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92c4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officeooo:rsid="031f5858" style:font-style-asian="normal" style:font-style-complex="normal"/>
    </style:style>
    <style:style style:name="T83" style:family="text">
      <style:text-properties fo:font-style="normal" officeooo:rsid="03201c1d" style:font-style-asian="normal" style:font-style-complex="normal"/>
    </style:style>
    <style:style style:name="T84" style:family="text">
      <style:text-properties fo:font-style="normal" officeooo:rsid="0320d7e2" style:font-style-asian="normal" style:font-style-complex="normal"/>
    </style:style>
    <style:style style:name="T85" style:family="text">
      <style:text-properties fo:font-style="normal" officeooo:rsid="0320f0fb" style:font-style-asian="normal" style:font-style-complex="normal"/>
    </style:style>
    <style:style style:name="T86" style:family="text">
      <style:text-properties fo:font-style="normal" officeooo:rsid="0322b304" style:font-style-asian="normal" style:font-style-complex="normal"/>
    </style:style>
    <style:style style:name="T87" style:family="text">
      <style:text-properties fo:font-style="normal" officeooo:rsid="03235cc2" style:font-style-asian="normal" style:font-style-complex="normal"/>
    </style:style>
    <style:style style:name="T88" style:family="text">
      <style:text-properties fo:font-style="normal" officeooo:rsid="03242b3f" style:font-style-asian="normal" style:font-style-complex="normal"/>
    </style:style>
    <style:style style:name="T89" style:family="text">
      <style:text-properties fo:font-style="normal" officeooo:rsid="03260966" style:font-style-asian="normal" style:font-style-complex="normal"/>
    </style:style>
    <style:style style:name="T90" style:family="text">
      <style:text-properties fo:font-style="normal" officeooo:rsid="03271a20" style:font-style-asian="normal" style:font-style-complex="normal"/>
    </style:style>
    <style:style style:name="T91" style:family="text">
      <style:text-properties fo:font-style="normal" officeooo:rsid="03281aca" style:font-style-asian="normal" style:font-style-complex="normal"/>
    </style:style>
    <style:style style:name="T92" style:family="text">
      <style:text-properties fo:font-style="normal" officeooo:rsid="03292c4f" style:font-style-asian="normal" style:font-style-complex="normal"/>
    </style:style>
    <style:style style:name="T93" style:family="text">
      <style:text-properties fo:font-style="normal" officeooo:rsid="032963b4" style:font-style-asian="normal" style:font-style-complex="normal"/>
    </style:style>
    <style:style style:name="T94" style:family="text">
      <style:text-properties fo:font-style="normal" officeooo:rsid="032af396" style:font-style-asian="normal" style:font-style-complex="normal"/>
    </style:style>
    <style:style style:name="T95" style:family="text">
      <style:text-properties fo:font-style="normal" style:text-underline-style="none" officeooo:rsid="02e2cd15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0836784"/>
    </style:style>
    <style:style style:name="T101" style:family="text">
      <style:text-properties officeooo:rsid="01e21ff5"/>
    </style:style>
    <style:style style:name="T102" style:family="text">
      <style:text-properties officeooo:rsid="0233449b"/>
    </style:style>
    <style:style style:name="T103" style:family="text">
      <style:text-properties officeooo:rsid="02317916"/>
    </style:style>
    <style:style style:name="T104" style:family="text">
      <style:text-properties officeooo:rsid="023d18e5"/>
    </style:style>
    <style:style style:name="T105" style:family="text">
      <style:text-properties officeooo:rsid="024f9d17"/>
    </style:style>
    <style:style style:name="T106" style:family="text">
      <style:text-properties officeooo:rsid="02867bcd"/>
    </style:style>
    <style:style style:name="T107" style:family="text">
      <style:text-properties officeooo:rsid="028c3f47"/>
    </style:style>
    <style:style style:name="T108" style:family="text">
      <style:text-properties officeooo:rsid="0063a409"/>
    </style:style>
    <style:style style:name="T109" style:family="text">
      <style:text-properties officeooo:rsid="02a492ce"/>
    </style:style>
    <style:style style:name="T110" style:family="text">
      <style:text-properties officeooo:rsid="02320032"/>
    </style:style>
    <style:style style:name="T111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06">8</text:span></text:p>
      <text:p text:style-name="P20"/>
      <text:p text:style-name="P20"/>
      <text:p text:style-name="P16">© 201<text:span text:style-name="T106">8</text:span> by Wolfgang Skala. This edition is licensed under the Creative Commons Attribution<text:span text:style-name="T98">-NonCommercial-ShareAlike</text:span> 4.0 International License. To view a copy of this license, visit http://creativecommons.org/licenses/by<text:span text:style-name="T99">-nc-sa</text:span>/4.0/. </text:p>
      <text:p text:style-name="P15"/>
      <text:p text:style-name="P17">Music engraving by LilyPond 2.18.0 (http://www.lilypond.org).<text:span text:style-name="T97"><text:line-break/>Front matter</text:span> typeset with EB Garamond (http://www.georgduffner.at/ebgaramond).</text:p>
      <text:p text:style-name="P20"/>
      <text:p text:style-name="P14">First <text:span text:style-name="T101">version</text:span>, <text:span text:style-name="T109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10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111">9</text:span>).</text:p>
      <text:p text:style-name="P5"/>
      <text:p text:style-name="P7">In general, this edition closely follows the autograph. Any changes <text:span text:style-name="T9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104"> cor, corno; Ms, manuscript; o</text:span>rg, basses and organ; <text:span text:style-name="T104">r, rest;</text:span> S, soprano; T<text:span text:style-name="T100">, </text:span>tenor; <text:span text:style-name="T107">vl</text:span>, violin; <text:span text:style-name="T104">vla</text:span>, viola<text:span text:style-name="T105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95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2"><text:line-break/>614<text:tab/>vla<text:tab/>4th eighth in Ms: cis′8</text:span><text:span text:style-name="T81"><text:line-break/>614<text:tab/>org<text:tab/>4th eighth in Ms: a8</text:span><text:span text:style-name="T83"><text:line-break/>627<text:tab/>vla<text:tab/>4th sixteenth in Ms: d′16</text:span><text:span text:style-name="T84"><text:line-break/><text:line-break/></text:span><text:span text:style-name="T90">648<text:tab/>B<text:tab/></text:span><text:span text:style-name="T86">last quarter in Ms: cis4</text:span><text:span text:style-name="T90"><text:line-break/></text:span><text:span text:style-name="T86">648<text:tab/>org<text:tab/>last quarter in Ms: cis4</text:span><text:span text:style-name="T87"><text:line-break/>650<text:tab/>S 1<text:tab/>1st half of bar in Ms: b′4.–b′8</text:span><text:span text:style-name="T86"><text:line-break/></text:span><text:soft-page-break/><text:span text:style-name="T84">651<text:tab/>org<text:tab/>upper voice missing in Ms</text:span><text:span text:style-name="T92"><text:line-break/>655<text:tab/>B<text:tab/>3rd quarter in Ms: cis8–B8<text:line-break/>655<text:tab/>org<text:tab/>3rd quarter in Ms: cis8–B8</text:span><text:span text:style-name="T88"><text:line-break/>657<text:tab/>T<text:tab/>last quarter in Ms: cis′4</text:span><text:span text:style-name="T91"><text:line-break/>662<text:tab/>S 2<text:tab/>2nd half of bar in Ms: d″4–e″4</text:span><text:span text:style-name="T85"><text:line-break/>667ff<text:tab/>org<text:tab/></text:span><text:span text:style-name="T84">upper voice missing in Ms</text:span><text:span text:style-name="T93"><text:line-break/>671<text:tab/>org<text:tab/>2nd eighth in Ms: a8</text:span><text:span text:style-name="T89"><text:line-break/>674<text:tab/>T<text:tab/>3rd quarter in Ms: b4</text:span><text:span text:style-name="T94"><text:line-break/>674<text:tab/>V<text:tab/>2nd eighth in Ms: g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3">wolfgang</text:span> (at) <text:span text:style-name="T102">esser-skala</text:span>.at<text:span text:style-name="T103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0">1<text:tab/>Magnificat<text:tab/>1</text:span><text:line-break/><text:span text:style-name="T110">2<text:tab/>Esurientes<text:tab/>16</text:span><text:span text:style-name="T9"><text:line-break/></text:span><text:span text:style-name="T110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3T22:24:11.022115584</dc:date>
    <dc:creator>Wolfgang Skala</dc:creator>
    <meta:editing-duration>P8DT22H6M5S</meta:editing-duration>
    <meta:editing-cycles>731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89" meta:character-count="4466" meta:non-whitespace-character-count="3591"/>
  </office:meta>
</office:document-meta>
</file>